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color="#ff3838" loext:opacity="100%" fo:font-size="28pt" officeooo:rsid="000afa9f" officeooo:paragraph-rsid="000afa9f" fo:background-color="#ffffff" style:font-size-asian="24.5pt" style:font-size-complex="28pt"/>
    </style:style>
    <style:style style:name="P2" style:family="paragraph" style:parent-style-name="Standard">
      <style:text-properties officeooo:rsid="000afa9f" officeooo:paragraph-rsid="000afa9f"/>
    </style:style>
    <style:style style:name="P3" style:family="paragraph" style:parent-style-name="Standard">
      <style:text-properties fo:color="#2a6099" loext:opacity="100%" officeooo:rsid="000afa9f" officeooo:paragraph-rsid="000afa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What do download?</text:p>
      <text:p text:style-name="P3"/>
      <text:p text:style-name="P3"/>
      <text:p text:style-name="P2">In the fourth video sended It was clear that we had to download cmder in order to work it in the thired video</text:p>
      <text:p text:style-name="P2"/>
      <text:p text:style-name="P3">my antivirus</text:p>
      <text:p text:style-name="P3"/>
      <text:p text:style-name="P2"/>
      <text:p text:style-name="P2">my antivirus was not allowing me to download and it took me some time to disable 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ff3838" loext:opacity="100%" fo:font-size="28pt" officeooo:rsid="000afa9f" officeooo:paragraph-rsid="000afa9f" fo:background-color="#ffffff" style:font-size-asian="24.5pt" style:font-size-complex="2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ssues with the github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3T17:25:37.625000000</meta:creation-date>
    <dc:date>2023-10-03T17:33:16.733000000</dc:date>
    <meta:editing-duration>PT7M39S</meta:editing-duration>
    <meta:editing-cycles>1</meta:editing-cycles>
    <meta:document-statistic meta:table-count="0" meta:image-count="0" meta:object-count="0" meta:page-count="1" meta:paragraph-count="5" meta:word-count="49" meta:character-count="243" meta:non-whitespace-character-count="199"/>
    <meta:generator>LibreOffice/7.6.0.3$Windows_X86_64 LibreOffice_project/69edd8b8ebc41d00b4de3915dc82f8f0fc3b6265</meta:generator>
  </office:meta>
</office:document-meta>
</file>